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doku v2.0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Main feature:</text:p>
            <text:p>Movable cursor to choose the selected area for number placement </text:p>
            <text:p/>
            <text:p>Extra:</text:p>
            <text:p>Slicing up into more files</text:p>
            <text:p>Aesthetics changes</text:p>
            <text:p>Adding audio fil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doku v2.0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8T11:58:02.076729391</meta:creation-date>
    <dc:date>2017-03-28T15:35:46.088297963</dc:date>
    <meta:editing-duration>PT3H17M21S</meta:editing-duration>
    <meta:editing-cycles>3</meta:editing-cycles>
    <meta:generator>LibreOffice/5.1.6.2$Linux_X86_64 LibreOffice_project/10m0$Build-2</meta:generator>
    <meta:document-statistic meta:object-count="29"/>
  </office:meta>
</office:document-meta>
</file>